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c0d8a" officeooo:paragraph-rsid="001c0d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DOC id="AFP_ENG_20091205.0300" type="story" &gt;</text:p>
      <text:p text:style-name="P1">&lt;HEADLINE&gt;</text:p>
      <text:p text:style-name="P1">Knox spends first night behind bars as convicted murderer</text:p>
      <text:p text:style-name="P1">&lt;/HEADLINE&gt;</text:p>
      <text:p text:style-name="P1">&lt;DATELINE&gt;</text:p>
      <text:p text:style-name="P1">perugia, Italy, Dec 5, 2009 (AFP)</text:p>
      <text:p text:style-name="P1">&lt;/DATELINE&gt;</text:p>
      <text:p text:style-name="P1">&lt;TEXT&gt;</text:p>
      <text:p text:style-name="P1">&lt;P&gt;</text:p>
      <text:p text:style-name="P1">Amanda Knox spent her first night behind bars as a convicted murderer after an</text:p>
      <text:p text:style-name="P1">Italian court early Saturday found her guilty in the brutal 2007 killing of her</text:p>
      <text:p text:style-name="P1">British housemate.</text:p>
      <text:p text:style-name="P1">&lt;/P&gt;</text:p>
      <text:p text:style-name="P1">&lt;P&gt;</text:p>
      <text:p text:style-name="P1">The 22-year-old was sent to prison for 26 years, while co-defendant Raffaele</text:p>
      <text:p text:style-name="P1">Sollecito, her new boyfriend at the time of the murder, was sentenced to 25</text:p>
      <text:p text:style-name="P1">years for their roles in the sex murder of Meredith Kercher.</text:p>
      <text:p text:style-name="P1">&lt;/P&gt;</text:p>
      <text:p text:style-name="P1">&lt;P&gt;</text:p>
      <text:p text:style-name="P1">Knox's family immediately said she would appeal the verdict.</text:p>
      <text:p text:style-name="P1">&lt;/P&gt;</text:p>
      <text:p text:style-name="P1">&lt;P&gt;</text:p>
      <text:p text:style-name="P1">"We will continue to fight for her freedom," they said in a statement.</text:p>
      <text:p text:style-name="P1">&lt;/P&gt;</text:p>
      <text:p text:style-name="P1">&lt;P&gt;</text:p>
      <text:p text:style-name="P1">"We find it difficult to accept this verdict when we know that she is innocent,</text:p>
      <text:p text:style-name="P1">and that the prosecution has failed to explain why there is no evidence of</text:p>
      <text:p text:style-name="P1">Amanda in the room where Meredith was so horribly and tragically murdered," it</text:p>
      <text:p text:style-name="P1">said.</text:p>
      <text:p text:style-name="P1">&lt;/P&gt;</text:p>
      <text:p text:style-name="P1">&lt;P&gt;</text:p>
      <text:p text:style-name="P1">"It appears clear to us that the attacks on Amanda's character in much of the</text:p>
      <text:p text:style-name="P1">media and by the prosecution had a significant impact on the judges and jurors,"</text:p>
      <text:p text:style-name="P1">they added.</text:p>
      <text:p text:style-name="P1">&lt;/P&gt;</text:p>
      <text:p text:style-name="P1">&lt;P&gt;</text:p>
      <text:p text:style-name="P1">Knox, 22, cried out "no, no" and broke into sobs when the judge began reading</text:p>
      <text:p text:style-name="P1">out the lengthy verdict, while 25-year-old Sollecito's face was blank.</text:p>
      <text:p text:style-name="P1">&lt;/P&gt;</text:p>
      <text:p text:style-name="P1">&lt;P&gt;</text:p>
      <text:p text:style-name="P1">Judge Giancarlo Massei cited extenuating circumstances for reducing the sentence </text:p>
      <text:p text:style-name="P1">from the maximum life terms sought by the prosecution.</text:p>
      <text:p text:style-name="P1">&lt;/P&gt;</text:p>
      <text:p text:style-name="P1">&lt;P&gt;</text:p>
      <text:p text:style-name="P1">Prosecutors presented DNA and other forensic evidence against Knox, Sollecito</text:p>
      <text:p text:style-name="P1">and a third person, Rudy Guede of Ivory Coast, who was convicted separately</text:p>
      <text:p text:style-name="P1">after opting for a "fast-track" trial in exchange for clemency.</text:p>
      <text:p text:style-name="P1">&lt;/P&gt;</text:p>
      <text:p text:style-name="P1">&lt;P&gt;</text:p>
      <text:p text:style-name="P1"><text:soft-page-break/>The prosecution alleged that the three young people were high on drugs when they</text:p>
      <text:p text:style-name="P1">tried to engage Kercher, 21, in a sex game that turned violent, leaving her dead</text:p>
      <text:p text:style-name="P1">with stab wounds to the neck.</text:p>
      <text:p text:style-name="P1">&lt;/P&gt;</text:p>
      <text:p text:style-name="P1">&lt;P&gt;</text:p>
      <text:p text:style-name="P1">Knox's aunt Janet Huff told CNN: "We are just crushed."</text:p>
      <text:p text:style-name="P1">&lt;/P&gt;</text:p>
      <text:p text:style-name="P1">&lt;P&gt;</text:p>
      <text:p text:style-name="P1">When asked what had "most damaged" Knox's case, Huff said: "The media from the</text:p>
      <text:p text:style-name="P1">get-go was fed false information and they ran with it.</text:p>
      <text:p text:style-name="P1">&lt;/P&gt;</text:p>
      <text:p text:style-name="P1">&lt;P&gt;</text:p>
      <text:p text:style-name="P1">"Boy, is it a sexy story: beautiful, young American girl caught up in this</text:p>
      <text:p text:style-name="P1">horrible nightmare," she added.</text:p>
      <text:p text:style-name="P1">&lt;/P&gt;</text:p>
      <text:p text:style-name="P1">&lt;P&gt;</text:p>
      <text:p text:style-name="P1">Huff said the US government was expected to wade into the fray. "They are</text:p>
      <text:p text:style-name="P1">involved. They have been involved since the beginning," she told CNN.</text:p>
      <text:p text:style-name="P1">&lt;/P&gt;</text:p>
      <text:p text:style-name="P1">&lt;P&gt;</text:p>
      <text:p text:style-name="P1">"We've been receiving e-mails from government officials saying now it's time to</text:p>
      <text:p text:style-name="P1">do something," Huff said, without naming US officials or describing how they</text:p>
      <text:p text:style-name="P1">would step in.</text:p>
      <text:p text:style-name="P1">&lt;/P&gt;</text:p>
      <text:p text:style-name="P1">&lt;P&gt;</text:p>
      <text:p text:style-name="P1">The murder sparked lurid headlines around the world, notably in Britain, fed by</text:p>
      <text:p text:style-name="P1">rampant rumours as well as repeated leaks to an eager press corps during the</text:p>
      <text:p text:style-name="P1">investigation.</text:p>
      <text:p text:style-name="P1">&lt;/P&gt;</text:p>
      <text:p text:style-name="P1">&lt;P&gt;</text:p>
      <text:p text:style-name="P1">Knox was portrayed as "acqua e sapone" (water and soap) -- an Italian idiom for</text:p>
      <text:p text:style-name="P1">squeaky clean, or wholesome -- by her defenders, and a cold, duplicitous "she-</text:p>
      <text:p text:style-name="P1">devil" by her accusers.</text:p>
      <text:p text:style-name="P1">&lt;/P&gt;</text:p>
      <text:p text:style-name="P1">&lt;P&gt;</text:p>
      <text:p text:style-name="P1">The case cast a dark shadow over Perugia and the prestigious University for</text:p>
      <text:p text:style-name="P1">Foreigners where Knox and Kercher studied.</text:p>
      <text:p text:style-name="P1">&lt;/P&gt;</text:p>
      <text:p text:style-name="P1">&lt;P&gt;</text:p>
      <text:p text:style-name="P1">The defendants were provisionally ordered to pay one million euros (1.5 million</text:p>
      <text:p text:style-name="P1">dollars) to each of the victim's parents, plus 800,000 euros to each of</text:p>
      <text:p text:style-name="P1">Kercher's three siblings -- two brothers and a sister.</text:p>
      <text:p text:style-name="P1">&lt;/P&gt;</text:p>
      <text:p text:style-name="P1">&lt;P&gt;</text:p>
      <text:p text:style-name="P1">The Kercher family had sought 25 million euros in damages.</text:p>
      <text:p text:style-name="P1">&lt;/P&gt;</text:p>
      <text:p text:style-name="P1">&lt;P&gt;</text:p>
      <text:p text:style-name="P1">Their lawyer Francesco Maresca told reporters the verdict "did justice to</text:p>
      <text:p text:style-name="P1">Meredith Kercher's memory," adding that the family was "fully satisfied" with</text:p>
      <text:p text:style-name="P1"><text:soft-page-break/>the judgement and "acknowledged the fine work of the investigation and trial."</text:p>
      <text:p text:style-name="P1">&lt;/P&gt;</text:p>
      <text:p text:style-name="P1">&lt;P&gt;</text:p>
      <text:p text:style-name="P1">Knox and Sollecito went on trial in the medieval walled city in January, more</text:p>
      <text:p text:style-name="P1">than a year after the murder on November 1, 2007.</text:p>
      <text:p text:style-name="P1">&lt;/P&gt;</text:p>
      <text:p text:style-name="P1">&lt;P&gt;</text:p>
      <text:p text:style-name="P1">The defence insisted that Guede, described as a drifter who was taken in by a</text:p>
      <text:p text:style-name="P1">Perugia family who have since broken ties with him, was the sole killer.</text:p>
      <text:p text:style-name="P1">&lt;/P&gt;</text:p>
      <text:p text:style-name="P1">&lt;P&gt;</text:p>
      <text:p text:style-name="P1">Guede, now 22, is appealing his 30-year sentence.</text:p>
      <text:p text:style-name="P1">&lt;/P&gt;</text:p>
      <text:p text:style-name="P1">&lt;P&gt;</text:p>
      <text:p text:style-name="P1">Knox was also found guilty of defaming her former part-time employer Patrick</text:p>
      <text:p text:style-name="P1">Lumumba, whom she accused of the murder early in the investigation, and ordered</text:p>
      <text:p text:style-name="P1">to pay him 10,000 euros in damages and 40,000 in court costs.</text:p>
      <text:p text:style-name="P1">&lt;/P&gt;</text:p>
      <text:p text:style-name="P1">&lt;P&gt;</text:p>
      <text:p text:style-name="P1">The Congolese immigrant who ran a bar in Perugia spent two weeks in jail before</text:p>
      <text:p text:style-name="P1">being freed without charge.</text:p>
      <text:p text:style-name="P1">&lt;/P&gt;</text:p>
      <text:p text:style-name="P1">&lt;P&gt;</text:p>
      <text:p text:style-name="P1">An extra year was added to Knox's sentence for this charge.</text:p>
      <text:p text:style-name="P1">&lt;/P&gt;</text:p>
      <text:p text:style-name="P1">&lt;P&gt;</text:p>
      <text:p text:style-name="P1">Knox claimed that aggressive police questioning led her to accuse Lumumba during</text:p>
      <text:p text:style-name="P1">54 hours of interrogation over a four-day period.</text:p>
      <text:p text:style-name="P1">&lt;/P&gt;</text:p>
      <text:p text:style-name="P1">&lt;P&gt;</text:p>
      <text:p text:style-name="P1">Knox and Sollecito were also ordered to pay 33,000 euros to the owner of the</text:p>
      <text:p text:style-name="P1">cottage where the murder took place for loss of income and court costs.</text:p>
      <text:p text:style-name="P1">&lt;/P&gt;</text:p>
      <text:p text:style-name="P1">&lt;/TEXT&gt;</text:p>
      <text:p text:style-name="P1">&lt;/DOC&gt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lie Hawkins</meta:initial-creator>
    <meta:creation-date>2014-07-29T14:02:47.143012186</meta:creation-date>
    <dc:date>2014-07-29T14:07:22.455200744</dc:date>
    <dc:creator>Natalie Hawkins</dc:creator>
    <meta:editing-duration>P0D</meta:editing-duration>
    <meta:editing-cycles>1</meta:editing-cycles>
    <meta:document-statistic meta:table-count="0" meta:image-count="0" meta:object-count="0" meta:page-count="3" meta:paragraph-count="133" meta:word-count="795" meta:character-count="4679" meta:non-whitespace-character-count="3883"/>
    <meta:generator>LibreOffice/4.1.5.3$Linux_X86_64 LibreOffice_project/205099f953b4b61c41106e07b17e9e5acc65037</meta:generator>
  </office:meta>
</office:document-meta>
</file>